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sans-serif" style:font-name-asian="sans-serif" style:font-name-complex="sans-serif"/>
    </style:style>
    <style:style style:name="P2" style:family="paragraph" style:parent-style-name="Text_20_body">
      <style:paragraph-properties fo:margin-left="0.318cm" fo:margin-right="0.318cm" fo:text-indent="0cm" style:auto-text-indent="false"/>
    </style:style>
    <style:style style:name="P3" style:family="paragraph" style:parent-style-name="Text_20_body">
      <style:paragraph-properties fo:margin-left="0.159cm" fo:margin-right="0.159cm" fo:margin-top="0cm" fo:margin-bottom="0cm" style:contextual-spacing="false" style:line-height-at-least="0.847cm" fo:text-align="start" style:justify-single-word="false" fo:text-indent="0cm" style:auto-text-indent="false"/>
      <style:text-properties fo:color="#ffffff" loext:opacity="100%" fo:font-size="10.5pt" fo:font-weight="bold" loext:padding="0cm" loext:border="none"/>
    </style:style>
    <style:style style:name="P4" style:family="paragraph" style:parent-style-name="Standard">
      <style:text-properties fo:color="#c9211e" loext:opacity="100%" fo:font-style="italic" fo:font-weight="normal" officeooo:rsid="043276e4" officeooo:paragraph-rsid="043276e4" fo:background-color="transparent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color="#c9211e" loext:opacity="100%" fo:font-style="italic" fo:font-weight="normal" officeooo:rsid="04342c85" officeooo:paragraph-rsid="04342c85" fo:background-color="transparent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color="#c9211e" loext:opacity="100%" fo:font-style="italic" fo:font-weight="normal" officeooo:rsid="0436ca99" officeooo:paragraph-rsid="0436ca99" fo:background-color="transparent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color="#c9211e" loext:opacity="100%" fo:font-style="italic" fo:font-weight="normal" officeooo:rsid="0438f339" officeooo:paragraph-rsid="0438f339" fo:background-color="transparent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color="#c9211e" loext:opacity="100%" fo:font-style="italic" fo:font-weight="normal" officeooo:rsid="043a545c" officeooo:paragraph-rsid="043a545c" fo:background-color="transparent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color="#c9211e" loext:opacity="100%" fo:font-style="italic" fo:font-weight="normal" officeooo:rsid="043beae2" officeooo:paragraph-rsid="043beae2" fo:background-color="transparent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color="#c9211e" loext:opacity="100%" fo:font-style="italic" fo:font-weight="normal" officeooo:rsid="043c6775" officeooo:paragraph-rsid="043c6775" fo:background-color="transparent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color="#c9211e" loext:opacity="100%" fo:font-style="italic" fo:font-weight="normal" officeooo:rsid="04429f02" officeooo:paragraph-rsid="04429f02" fo:background-color="transparent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color="#c9211e" loext:opacity="100%" fo:font-style="italic" fo:font-weight="normal" officeooo:rsid="04402022" officeooo:paragraph-rsid="043c6775" fo:background-color="transparent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color="#c9211e" loext:opacity="100%" fo:font-style="italic" fo:font-weight="normal" officeooo:rsid="04436c38" officeooo:paragraph-rsid="04436c38" fo:background-color="transparent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color="#c9211e" loext:opacity="100%" fo:font-style="italic" fo:font-weight="normal" officeooo:rsid="0445bfff" officeooo:paragraph-rsid="0445bfff" fo:background-color="transparent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color="#c9211e" loext:opacity="100%" fo:font-style="italic" fo:font-weight="normal" officeooo:rsid="0446bc06" officeooo:paragraph-rsid="0446bc06" fo:background-color="transparent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color="#c9211e" loext:opacity="100%" fo:font-style="italic" fo:font-weight="normal" officeooo:rsid="0447a893" officeooo:paragraph-rsid="0447a893" fo:background-color="transparent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color="#c9211e" loext:opacity="100%" fo:font-style="italic" fo:font-weight="normal" officeooo:rsid="04498fef" officeooo:paragraph-rsid="04498fef" fo:background-color="transparent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color="#c9211e" loext:opacity="100%" fo:font-style="italic" fo:font-weight="normal" officeooo:rsid="0456cafa" officeooo:paragraph-rsid="0456cafa" fo:background-color="transparent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color="#c9211e" loext:opacity="100%" fo:font-style="italic" fo:font-weight="normal" officeooo:rsid="04572265" officeooo:paragraph-rsid="04572265" fo:background-color="transparent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color="#c9211e" loext:opacity="100%" fo:font-style="italic" fo:font-weight="normal" officeooo:rsid="045914c5" officeooo:paragraph-rsid="045914c5" fo:background-color="transparent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color="#c9211e" loext:opacity="100%" fo:font-style="italic" fo:font-weight="normal" officeooo:rsid="045c6215" officeooo:paragraph-rsid="045c6215" fo:background-color="transparent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color="#c9211e" loext:opacity="100%" fo:font-style="italic" fo:font-weight="normal" officeooo:rsid="045dc1a2" officeooo:paragraph-rsid="045dc1a2" fo:background-color="transparent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color="#c9211e" loext:opacity="100%" fo:font-style="italic" fo:font-weight="normal" officeooo:rsid="045ec807" officeooo:paragraph-rsid="045ec807" fo:background-color="transparent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fo:color="#c9211e" loext:opacity="100%" fo:font-style="italic" fo:font-weight="normal" officeooo:rsid="046096e2" officeooo:paragraph-rsid="046096e2" fo:background-color="transparent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fo:color="#c9211e" loext:opacity="100%" fo:font-style="italic" fo:font-weight="normal" officeooo:rsid="046096e2" officeooo:paragraph-rsid="04623092" fo:background-color="transparent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fo:color="#c9211e" loext:opacity="100%" fo:font-style="italic" fo:font-weight="normal" officeooo:rsid="04623092" officeooo:paragraph-rsid="04623092" fo:background-color="transparent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fo:color="#c9211e" loext:opacity="100%" fo:font-style="italic" fo:font-weight="normal" officeooo:rsid="0464212a" officeooo:paragraph-rsid="0464212a" fo:background-color="transparent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color="#c9211e" loext:opacity="100%" fo:font-style="italic" fo:font-weight="normal" officeooo:rsid="0467d584" officeooo:paragraph-rsid="0467d584" fo:background-color="transparent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fo:color="#c9211e" loext:opacity="100%" fo:font-style="italic" fo:font-weight="normal" officeooo:rsid="046d6c5a" officeooo:paragraph-rsid="046d6c5a" fo:background-color="transparent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color="#c9211e" loext:opacity="100%" fo:font-style="italic" fo:font-weight="normal" officeooo:rsid="046f8f56" officeooo:paragraph-rsid="046f8f56" fo:background-color="transparent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fo:color="#c9211e" loext:opacity="100%" fo:font-style="italic" fo:font-weight="normal" officeooo:rsid="046f8f56" officeooo:paragraph-rsid="0471a0cc" fo:background-color="transparent" style:font-style-asian="italic" style:font-weight-asian="normal" style:font-style-complex="italic" style:font-weight-complex="normal"/>
    </style:style>
    <style:style style:name="P32" style:family="paragraph" style:parent-style-name="Standard">
      <style:text-properties fo:color="#c9211e" loext:opacity="100%" fo:font-style="italic" fo:font-weight="normal" officeooo:rsid="04429f02" officeooo:paragraph-rsid="04429f02" fo:background-color="#000000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fo:color="#c9211e" loext:opacity="100%" fo:font-style="italic" fo:font-weight="normal" officeooo:rsid="0447a893" officeooo:paragraph-rsid="0447a893" fo:background-color="#ffff00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style:line-height-at-least="0.503cm"/>
      <style:text-properties fo:color="#c9211e" loext:opacity="100%" style:font-name="Consolas" fo:font-size="10.5pt" fo:font-weight="normal" officeooo:rsid="045bdf79" officeooo:paragraph-rsid="045bdf79" fo:background-color="transparent"/>
    </style:style>
    <style:style style:name="P35" style:family="paragraph" style:parent-style-name="Standard">
      <style:paragraph-properties style:line-height-at-least="0.503cm"/>
      <style:text-properties fo:color="#c9211e" loext:opacity="100%" style:font-name="Consolas" fo:font-size="10.5pt" fo:font-weight="normal" officeooo:rsid="0467e454" officeooo:paragraph-rsid="0467e454" fo:background-color="#1e1e1e"/>
    </style:style>
    <style:style style:name="P36" style:family="paragraph" style:parent-style-name="Standard">
      <style:paragraph-properties style:line-height-at-least="0.503cm"/>
      <style:text-properties fo:color="#c9211e" loext:opacity="100%" style:font-name="Consolas" fo:font-size="10.5pt" fo:font-weight="normal" officeooo:rsid="0467e454" officeooo:paragraph-rsid="046a960f" fo:background-color="#1e1e1e"/>
    </style:style>
    <style:style style:name="P37" style:family="paragraph" style:parent-style-name="Standard">
      <style:text-properties fo:color="#c9211e" loext:opacity="100%" style:font-name="Consolas" fo:font-size="10.5pt" fo:font-style="italic" fo:font-weight="normal" officeooo:rsid="0473077b" officeooo:paragraph-rsid="0473077b" fo:background-color="transparent" style:font-style-asian="italic" style:font-weight-asian="normal" style:font-style-complex="italic" style:font-weight-complex="normal"/>
    </style:style>
    <style:style style:name="P38" style:family="paragraph" style:parent-style-name="Standard">
      <style:text-properties fo:color="#c9211e" loext:opacity="100%" style:font-name="Consolas" fo:font-size="10.5pt" fo:font-style="italic" fo:font-weight="normal" officeooo:rsid="0473c1a2" officeooo:paragraph-rsid="0473c1a2" fo:background-color="transparent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fo:color="#c9211e" loext:opacity="100%" style:font-name="Consolas" fo:font-size="10.5pt" fo:font-style="italic" fo:font-weight="normal" officeooo:rsid="0474215a" officeooo:paragraph-rsid="0474215a" fo:background-color="transparent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fo:color="#c9211e" loext:opacity="100%" fo:font-weight="normal" officeooo:paragraph-rsid="046f8f56" fo:background-color="transparent"/>
    </style:style>
    <style:style style:name="P41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42" style:family="paragraph" style:parent-style-name="Standard">
      <style:paragraph-properties style:line-height-at-least="0.503cm"/>
      <style:text-properties fo:color="#d4d4d4" loext:opacity="100%" style:font-name="Consolas" fo:font-size="10.5pt" fo:font-weight="normal" officeooo:paragraph-rsid="0467d584" fo:background-color="#1e1e1e"/>
    </style:style>
    <style:style style:name="P43" style:family="paragraph" style:parent-style-name="Standard">
      <style:paragraph-properties style:line-height-at-least="0.503cm"/>
      <style:text-properties fo:color="#d4d4d4" loext:opacity="100%" style:font-name="Consolas" fo:font-size="10.5pt" fo:font-weight="normal" officeooo:rsid="044cd2e0" officeooo:paragraph-rsid="044cd2e0" fo:background-color="#1e1e1e"/>
    </style:style>
    <style:style style:name="P44" style:family="paragraph" style:parent-style-name="Standard">
      <style:paragraph-properties style:line-height-at-least="0.503cm"/>
      <style:text-properties fo:color="#d4d4d4" loext:opacity="100%" style:font-name="Consolas" fo:font-size="10.5pt" fo:font-weight="normal" officeooo:rsid="0452630a" officeooo:paragraph-rsid="0452630a" fo:background-color="#1e1e1e"/>
    </style:style>
    <style:style style:name="P45" style:family="paragraph" style:parent-style-name="Standard">
      <style:paragraph-properties style:line-height-at-least="0.503cm"/>
      <style:text-properties fo:color="#d4d4d4" loext:opacity="100%" style:font-name="Consolas" fo:font-size="10.5pt" fo:font-weight="normal" officeooo:rsid="046a960f" officeooo:paragraph-rsid="046a960f" fo:background-color="#1e1e1e"/>
    </style:style>
    <style:style style:name="P46" style:family="paragraph" style:parent-style-name="Standard">
      <style:paragraph-properties style:line-height-at-least="0.503cm"/>
      <style:text-properties fo:color="#d4d4d4" loext:opacity="100%" style:font-name="Consolas" fo:font-size="10.5pt" fo:font-weight="normal" officeooo:rsid="0467d584" officeooo:paragraph-rsid="0467d584" fo:background-color="#000000"/>
    </style:style>
    <style:style style:name="P47" style:family="paragraph" style:parent-style-name="Standard">
      <style:text-properties fo:color="#d4d4d4" loext:opacity="100%" style:font-name="Consolas" fo:font-size="10.5pt" fo:font-style="italic" fo:font-weight="normal" officeooo:rsid="043a545c" officeooo:paragraph-rsid="043a545c" fo:background-color="#1e1e1e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fo:color="#d4d4d4" loext:opacity="100%" style:font-name="Consolas" fo:font-size="10.5pt" fo:font-style="italic" fo:font-weight="normal" officeooo:rsid="043c6775" officeooo:paragraph-rsid="043c6775" fo:background-color="#1e1e1e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color="#d4d4d4" loext:opacity="100%" style:font-name="Consolas" fo:font-size="10.5pt" fo:font-style="italic" fo:font-weight="normal" officeooo:rsid="0445bfff" officeooo:paragraph-rsid="0445bfff" fo:background-color="#1e1e1e" style:font-style-asian="italic" style:font-weight-asian="normal" style:font-style-complex="italic" style:font-weight-complex="normal"/>
    </style:style>
    <style:style style:name="P50" style:family="paragraph" style:parent-style-name="Standard">
      <style:text-properties fo:color="#d4d4d4" loext:opacity="100%" style:font-name="Consolas" fo:font-size="10.5pt" fo:font-style="italic" fo:font-weight="normal" officeooo:rsid="04498fef" officeooo:paragraph-rsid="04498fef" fo:background-color="#1e1e1e" style:font-style-asian="italic" style:font-weight-asian="normal" style:font-style-complex="italic" style:font-weight-complex="normal"/>
    </style:style>
    <style:style style:name="P51" style:family="paragraph" style:parent-style-name="Standard">
      <style:text-properties fo:color="#d4d4d4" loext:opacity="100%" style:font-name="Consolas" fo:font-size="10.5pt" fo:font-style="italic" fo:font-weight="normal" officeooo:rsid="04572265" officeooo:paragraph-rsid="04572265" fo:background-color="#1e1e1e" style:font-style-asian="italic" style:font-weight-asian="normal" style:font-style-complex="italic" style:font-weight-complex="normal"/>
    </style:style>
    <style:style style:name="P52" style:family="paragraph" style:parent-style-name="Standard">
      <style:text-properties fo:color="#d4d4d4" loext:opacity="100%" style:font-name="Consolas" fo:font-size="10.5pt" fo:font-style="italic" fo:font-weight="normal" officeooo:rsid="045914c5" officeooo:paragraph-rsid="045914c5" fo:background-color="#1e1e1e" style:font-style-asian="italic" style:font-weight-asian="normal" style:font-style-complex="italic" style:font-weight-complex="normal"/>
    </style:style>
    <style:style style:name="P53" style:family="paragraph" style:parent-style-name="Standard">
      <style:text-properties fo:color="#d4d4d4" loext:opacity="100%" style:font-name="Consolas" fo:font-size="10.5pt" fo:font-style="italic" fo:font-weight="normal" officeooo:rsid="045c6215" officeooo:paragraph-rsid="045c6215" fo:background-color="#1e1e1e" style:font-style-asian="italic" style:font-weight-asian="normal" style:font-style-complex="italic" style:font-weight-complex="normal"/>
    </style:style>
    <style:style style:name="P54" style:family="paragraph" style:parent-style-name="Standard">
      <style:text-properties fo:color="#d4d4d4" loext:opacity="100%" style:font-name="Consolas" fo:font-size="10.5pt" fo:font-style="italic" fo:font-weight="normal" officeooo:rsid="045ec807" officeooo:paragraph-rsid="045ec807" fo:background-color="#1e1e1e" style:font-style-asian="italic" style:font-weight-asian="normal" style:font-style-complex="italic" style:font-weight-complex="normal"/>
    </style:style>
    <style:style style:name="P55" style:family="paragraph" style:parent-style-name="Standard">
      <style:text-properties fo:color="#d4d4d4" loext:opacity="100%" style:font-name="Consolas" fo:font-size="10.5pt" fo:font-style="italic" fo:font-weight="normal" officeooo:rsid="04623092" officeooo:paragraph-rsid="04623092" fo:background-color="#1e1e1e" style:font-style-asian="italic" style:font-weight-asian="normal" style:font-style-complex="italic" style:font-weight-complex="normal"/>
    </style:style>
    <style:style style:name="P56" style:family="paragraph" style:parent-style-name="Standard">
      <style:text-properties fo:color="#d4d4d4" loext:opacity="100%" style:font-name="Consolas" fo:font-size="10.5pt" fo:font-style="italic" fo:font-weight="normal" officeooo:rsid="0467d584" officeooo:paragraph-rsid="0467d584" fo:background-color="#1e1e1e" style:font-style-asian="italic" style:font-weight-asian="normal" style:font-style-complex="italic" style:font-weight-complex="normal"/>
    </style:style>
    <style:style style:name="P57" style:family="paragraph" style:parent-style-name="Standard">
      <style:text-properties fo:color="#d4d4d4" loext:opacity="100%" style:font-name="Consolas" fo:font-size="10.5pt" fo:font-style="italic" fo:font-weight="normal" officeooo:rsid="0473077b" officeooo:paragraph-rsid="0473077b" fo:background-color="#1e1e1e" style:font-style-asian="italic" style:font-weight-asian="normal" style:font-style-complex="italic" style:font-weight-complex="normal"/>
    </style:style>
    <style:style style:name="P58" style:family="paragraph" style:parent-style-name="Standard">
      <style:text-properties fo:color="#d4d4d4" loext:opacity="100%" style:font-name="Consolas" fo:font-size="10.5pt" fo:font-style="italic" fo:font-weight="normal" officeooo:rsid="04763e9b" officeooo:paragraph-rsid="04763e9b" fo:background-color="#1e1e1e" style:font-style-asian="italic" style:font-weight-asian="normal" style:font-style-complex="italic" style:font-weight-complex="normal"/>
    </style:style>
    <style:style style:name="P59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60" style:family="paragraph" style:parent-style-name="Standard">
      <style:text-properties fo:color="#d4d4d4" loext:opacity="100%" fo:font-style="italic" fo:font-weight="normal" officeooo:rsid="043c6775" officeooo:paragraph-rsid="043c6775" fo:background-color="#1e1e1e" style:font-style-asian="italic" style:font-weight-asian="normal" style:font-style-complex="italic" style:font-weight-complex="normal"/>
    </style:style>
    <style:style style:name="P61" style:family="paragraph" style:parent-style-name="Standard">
      <style:text-properties fo:color="#d4d4d4" loext:opacity="100%" fo:font-style="italic" fo:font-weight="normal" officeooo:rsid="04436c38" officeooo:paragraph-rsid="04436c38" fo:background-color="#1e1e1e" style:font-style-asian="italic" style:font-weight-asian="normal" style:font-style-complex="italic" style:font-weight-complex="normal"/>
    </style:style>
    <style:style style:name="P62" style:family="paragraph" style:parent-style-name="Standard">
      <style:paragraph-properties style:line-height-at-least="0.503cm"/>
      <style:text-properties fo:color="#d4d4d4" loext:opacity="100%" fo:background-color="#000000"/>
    </style:style>
    <style:style style:name="P63" style:family="paragraph" style:parent-style-name="Standard">
      <style:paragraph-properties style:line-height-at-least="0.503cm"/>
    </style:style>
    <style:style style:name="P64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transparent"/>
    </style:style>
    <style:style style:name="P65" style:family="paragraph" style:parent-style-name="Standard">
      <style:paragraph-properties style:line-height-at-least="0.503cm"/>
      <style:text-properties fo:color="#000000" loext:opacity="100%" style:font-name="Consolas" fo:font-size="10.5pt" fo:font-weight="normal" officeooo:rsid="044cd2e0" officeooo:paragraph-rsid="044cd2e0" fo:background-color="transparent"/>
    </style:style>
    <style:style style:name="P66" style:family="paragraph" style:parent-style-name="Standard">
      <style:paragraph-properties style:line-height-at-least="0.503cm"/>
      <style:text-properties fo:color="#000000" loext:opacity="100%" style:font-name="Consolas" fo:font-size="10.5pt" fo:font-weight="normal" officeooo:rsid="0452630a" officeooo:paragraph-rsid="0452630a" fo:background-color="transparent"/>
    </style:style>
    <style:style style:name="P67" style:family="paragraph" style:parent-style-name="Standard">
      <style:paragraph-properties style:line-height-at-least="0.503cm"/>
      <style:text-properties fo:color="#000000" loext:opacity="100%" style:font-name="Consolas" fo:font-size="10.5pt" fo:font-weight="normal" officeooo:rsid="0454062b" officeooo:paragraph-rsid="0454062b" fo:background-color="transparent"/>
    </style:style>
    <style:style style:name="P68" style:family="paragraph" style:parent-style-name="Standard">
      <style:paragraph-properties style:line-height-at-least="0.503cm"/>
      <style:text-properties fo:color="#000000" loext:opacity="100%" style:font-name="Consolas" fo:font-size="10.5pt" fo:font-weight="normal" officeooo:rsid="04557bad" officeooo:paragraph-rsid="04557bad" fo:background-color="transparent"/>
    </style:style>
    <style:style style:name="P69" style:family="paragraph" style:parent-style-name="Standard">
      <style:paragraph-properties style:line-height-at-least="0.503cm"/>
      <style:text-properties fo:color="#000000" loext:opacity="100%" style:font-name="Consolas" fo:font-size="10.5pt" fo:font-weight="normal" officeooo:rsid="046bee5d" officeooo:paragraph-rsid="046bee5d" fo:background-color="transparent"/>
    </style:style>
    <style:style style:name="P70" style:family="paragraph" style:parent-style-name="Standard">
      <style:text-properties fo:color="#000000" loext:opacity="100%" style:font-name="Consolas" fo:font-size="10.5pt" fo:font-style="italic" fo:font-weight="normal" officeooo:rsid="0474215a" officeooo:paragraph-rsid="0474215a" fo:background-color="transparent" style:font-style-asian="italic" style:font-weight-asian="normal" style:font-style-complex="italic" style:font-weight-complex="normal"/>
    </style:style>
    <style:style style:name="P71" style:family="paragraph" style:parent-style-name="Standard">
      <style:text-properties fo:color="#000000" loext:opacity="100%" style:font-name="Consolas" fo:font-size="10.5pt" fo:font-style="italic" fo:font-weight="normal" officeooo:rsid="04763e9b" officeooo:paragraph-rsid="04763e9b" fo:background-color="transparent" style:font-style-asian="italic" style:font-weight-asian="normal" style:font-style-complex="italic" style:font-weight-complex="normal"/>
    </style:style>
    <style:style style:name="P72" style:family="paragraph" style:parent-style-name="Standard">
      <style:text-properties fo:color="#000000" loext:opacity="100%" fo:font-style="italic" fo:font-weight="normal" officeooo:rsid="046f8f56" officeooo:paragraph-rsid="046fe4a7" fo:background-color="transparent" style:font-style-asian="italic" style:font-weight-asian="normal" style:font-style-complex="italic" style:font-weight-complex="normal"/>
    </style:style>
    <style:style style:name="P73" style:family="paragraph" style:parent-style-name="Standard">
      <style:text-properties fo:color="#000000" loext:opacity="100%" fo:font-style="italic" fo:font-weight="normal" officeooo:rsid="04763e9b" officeooo:paragraph-rsid="04763e9b" fo:background-color="transparent" style:font-style-asian="italic" style:font-weight-asian="normal" style:font-style-complex="italic" style:font-weight-complex="normal"/>
    </style:style>
    <style:style style:name="P74" style:family="paragraph" style:parent-style-name="Standard">
      <style:paragraph-properties style:line-height-at-least="0.503cm"/>
      <style:text-properties fo:color="#b71c1c" loext:opacity="100%" style:font-name="Consolas" fo:font-size="10.5pt" fo:font-weight="normal" officeooo:rsid="0451179b" officeooo:paragraph-rsid="0451179b" fo:background-color="transparent"/>
    </style:style>
    <style:style style:name="P75" style:family="paragraph" style:parent-style-name="Standard">
      <style:paragraph-properties style:line-height-at-least="0.503cm"/>
      <style:text-properties fo:color="#b71c1c" loext:opacity="100%" style:font-name="Consolas" fo:font-size="10.5pt" fo:font-weight="normal" officeooo:rsid="0452630a" officeooo:paragraph-rsid="0452630a" fo:background-color="transparent"/>
    </style:style>
    <style:style style:name="P76" style:family="paragraph" style:parent-style-name="Standard">
      <style:text-properties fo:color="#303f9f" loext:opacity="100%" fo:font-style="italic" fo:font-weight="bold" officeooo:rsid="045c6215" officeooo:paragraph-rsid="045c6215" fo:background-color="transparent" style:font-style-asian="italic" style:font-weight-asian="bold" style:font-style-complex="italic" style:font-weight-complex="bold"/>
    </style:style>
    <style:style style:name="P77" style:family="paragraph" style:parent-style-name="Standard">
      <style:text-properties fo:color="#303f9f" loext:opacity="100%" fo:font-style="italic" fo:font-weight="bold" officeooo:rsid="045dc1a2" officeooo:paragraph-rsid="045dc1a2" fo:background-color="transparent" style:font-style-asian="italic" style:font-weight-asian="bold" style:font-style-complex="italic" style:font-weight-complex="bold"/>
    </style:style>
    <style:style style:name="P78" style:family="paragraph" style:parent-style-name="Standard">
      <style:paragraph-properties style:line-height-at-least="0.503cm"/>
      <style:text-properties fo:color="#303f9f" loext:opacity="100%" style:font-name="Consolas" fo:font-size="10.5pt" fo:font-weight="normal" officeooo:rsid="046a960f" officeooo:paragraph-rsid="046a960f" fo:background-color="transparent"/>
    </style:style>
    <style:style style:name="P79" style:family="paragraph" style:parent-style-name="Standard">
      <style:paragraph-properties style:line-height-at-least="0.503cm"/>
      <style:text-properties fo:color="#303f9f" loext:opacity="100%" style:font-name="Consolas" fo:font-size="10.5pt" fo:font-weight="normal" officeooo:rsid="046bee5d" officeooo:paragraph-rsid="046bee5d" fo:background-color="transparent"/>
    </style:style>
    <style:style style:name="P80" style:family="paragraph" style:parent-style-name="Standard">
      <style:paragraph-properties style:line-height-at-least="0.503cm"/>
      <style:text-properties fo:color="#ce9178" loext:opacity="100%" style:font-name="Consolas" fo:font-size="10.5pt" fo:font-weight="normal" fo:background-color="#1e1e1e"/>
    </style:style>
    <style:style style:name="P81" style:family="paragraph" style:parent-style-name="Standard">
      <style:paragraph-properties style:line-height-at-least="0.503cm"/>
      <style:text-properties fo:color="#ce9178" loext:opacity="100%" style:font-name="Consolas" fo:font-size="10.5pt" fo:font-weight="normal" fo:background-color="transparent"/>
    </style:style>
    <style:style style:name="P82" style:family="paragraph" style:parent-style-name="Standard">
      <style:text-properties fo:color="#1a237e" loext:opacity="100%" fo:font-style="italic" fo:font-weight="bold" officeooo:rsid="0464212a" officeooo:paragraph-rsid="0464212a" fo:background-color="transparent" style:font-style-asian="italic" style:font-weight-asian="bold" style:font-style-complex="italic" style:font-weight-complex="bold"/>
    </style:style>
    <style:style style:name="P83" style:family="paragraph" style:parent-style-name="Standard">
      <style:text-properties fo:color="#1a237e" loext:opacity="100%" fo:font-style="italic" fo:font-weight="bold" officeooo:rsid="046603f6" officeooo:paragraph-rsid="046603f6" fo:background-color="transparent" style:font-style-asian="italic" style:font-weight-asian="bold" style:font-style-complex="italic" style:font-weight-complex="bold"/>
    </style:style>
    <style:style style:name="P84" style:family="paragraph" style:parent-style-name="Standard">
      <style:text-properties fo:color="#1a237e" loext:opacity="100%" style:font-name="Consolas" fo:font-size="10.5pt" fo:font-style="italic" fo:font-weight="normal" officeooo:rsid="04727ba1" officeooo:paragraph-rsid="04727ba1" fo:background-color="transparent" style:font-style-asian="italic" style:font-weight-asian="normal" style:font-style-complex="italic" style:font-weight-complex="normal"/>
    </style:style>
    <style:style style:name="P85" style:family="paragraph" style:parent-style-name="Standard">
      <style:text-properties fo:color="#1a237e" loext:opacity="100%" style:font-name="Consolas" fo:font-size="10.5pt" fo:font-style="italic" fo:font-weight="normal" officeooo:rsid="0473077b" officeooo:paragraph-rsid="0473077b" fo:background-color="transparent" style:font-style-asian="italic" style:font-weight-asian="normal" style:font-style-complex="italic" style:font-weight-complex="normal"/>
    </style:style>
    <style:style style:name="P86" style:family="paragraph" style:parent-style-name="Standard">
      <style:paragraph-properties fo:break-before="page"/>
      <style:text-properties fo:color="#c9211e" loext:opacity="100%" fo:font-style="italic" fo:font-weight="normal" officeooo:rsid="0447a893" officeooo:paragraph-rsid="0447a893" fo:background-color="#ffff00" style:font-style-asian="italic" style:font-weight-asian="normal" style:font-style-complex="italic" style:font-weight-complex="normal"/>
    </style:style>
    <style:style style:name="P87" style:family="paragraph" style:parent-style-name="Standard">
      <style:paragraph-properties fo:break-before="page"/>
      <style:text-properties fo:color="#c9211e" loext:opacity="100%" fo:font-style="italic" fo:font-weight="bold" officeooo:rsid="045dc1a2" officeooo:paragraph-rsid="045dc1a2" fo:background-color="transparent" style:font-style-asian="italic" style:font-weight-asian="bold" style:font-style-complex="italic" style:font-weight-complex="bold"/>
    </style:style>
    <style:style style:name="P88" style:family="paragraph" style:parent-style-name="Standard">
      <style:paragraph-properties style:line-height-at-least="0.503cm"/>
      <style:text-properties fo:color="#000000" loext:opacity="100%" style:font-name="Consolas" fo:font-size="10.5pt" fo:font-weight="normal" officeooo:rsid="0467d584" officeooo:paragraph-rsid="0467d584" fo:background-color="transparent"/>
    </style:style>
    <style:style style:name="P89" style:family="paragraph" style:parent-style-name="Standard">
      <style:paragraph-properties style:line-height-at-least="0.503cm"/>
      <style:text-properties fo:color="#000000" loext:opacity="100%" style:font-name="Consolas" fo:font-size="10.5pt" fo:font-weight="normal" officeooo:rsid="0467e454" officeooo:paragraph-rsid="0467e454" fo:background-color="transparent"/>
    </style:style>
    <style:style style:name="P90" style:family="paragraph" style:parent-style-name="Standard">
      <style:text-properties fo:color="#000000" loext:opacity="100%" style:font-name="Consolas" fo:font-size="10.5pt" fo:font-style="italic" fo:font-weight="normal" officeooo:rsid="046fe4a7" officeooo:paragraph-rsid="046fe4a7" fo:background-color="transparent" style:font-style-asian="italic" style:font-weight-asian="normal" style:font-style-complex="italic" style:font-weight-complex="normal"/>
    </style:style>
    <style:style style:name="P91" style:family="paragraph" style:parent-style-name="Standard">
      <style:text-properties fo:color="#000000" loext:opacity="100%" style:font-name="Consolas" fo:font-size="10.5pt" fo:font-style="italic" fo:font-weight="normal" officeooo:rsid="04763e9b" officeooo:paragraph-rsid="04763e9b" fo:background-color="transparent" style:font-style-asian="italic" style:font-weight-asian="normal" style:font-style-complex="italic" style:font-weight-complex="normal"/>
    </style:style>
    <style:style style:name="P92" style:family="paragraph" style:parent-style-name="Standard">
      <style:text-properties fo:color="#000000" loext:opacity="100%" style:font-name="Consolas" fo:font-size="10.5pt" fo:font-style="italic" fo:font-weight="normal" officeooo:rsid="0477d155" officeooo:paragraph-rsid="04763e9b" fo:background-color="transparent" style:font-style-asian="italic" style:font-weight-asian="normal" style:font-style-complex="italic" style:font-weight-complex="normal"/>
    </style:style>
    <style:style style:name="P93" style:family="paragraph" style:parent-style-name="Standard">
      <style:text-properties fo:color="#000000" loext:opacity="100%" fo:font-style="italic" fo:font-weight="normal" officeooo:rsid="047889f2" officeooo:paragraph-rsid="047889f2" fo:background-color="transparent" style:font-style-asian="italic" style:font-weight-asian="normal" style:font-style-complex="italic" style:font-weight-complex="normal"/>
    </style:style>
    <style:style style:name="P94" style:family="paragraph" style:parent-style-name="Standard">
      <style:text-properties fo:color="#000000" loext:opacity="100%" fo:font-style="italic" fo:font-weight="normal" officeooo:rsid="0479361b" officeooo:paragraph-rsid="0479361b" fo:background-color="transparent" style:font-style-asian="italic" style:font-weight-asian="normal" style:font-style-complex="italic" style:font-weight-complex="normal"/>
    </style:style>
    <style:style style:name="P95" style:family="paragraph" style:parent-style-name="Standard">
      <style:text-properties fo:color="#000000" loext:opacity="100%" fo:font-style="italic" fo:font-weight="normal" officeooo:rsid="047a1254" officeooo:paragraph-rsid="047a1254" fo:background-color="transparent" style:font-style-asian="italic" style:font-weight-asian="normal" style:font-style-complex="italic" style:font-weight-complex="normal"/>
    </style:style>
    <style:style style:name="P96" style:family="paragraph" style:parent-style-name="Standard">
      <style:text-properties fo:color="#000000" loext:opacity="100%" fo:font-style="italic" fo:font-weight="normal" officeooo:rsid="047b69af" officeooo:paragraph-rsid="047b69af" fo:background-color="transparent" style:font-style-asian="italic" style:font-weight-asian="normal" style:font-style-complex="italic" style:font-weight-complex="normal"/>
    </style:style>
    <style:style style:name="P97" style:family="paragraph" style:parent-style-name="Standard">
      <style:text-properties fo:color="#000000" loext:opacity="100%" fo:font-weight="normal" officeooo:paragraph-rsid="047a1254" fo:background-color="transparent"/>
    </style:style>
    <style:style style:name="P98" style:family="paragraph" style:parent-style-name="Standard">
      <style:paragraph-properties style:line-height-at-least="0.503cm"/>
      <style:text-properties fo:color="#c9211e" loext:opacity="100%" style:font-name="Consolas" fo:font-size="10.5pt" fo:font-weight="normal" officeooo:rsid="0467e454" officeooo:paragraph-rsid="0467e454" fo:background-color="transparent"/>
    </style:style>
    <style:style style:name="P99" style:family="paragraph" style:parent-style-name="Standard">
      <style:paragraph-properties style:line-height-at-least="0.503cm"/>
      <style:text-properties fo:color="#c9211e" loext:opacity="100%" style:font-name="Consolas" fo:font-size="10.5pt" fo:font-weight="normal" officeooo:rsid="0468ac60" officeooo:paragraph-rsid="0467e454" fo:background-color="transparent"/>
    </style:style>
    <style:style style:name="P100" style:family="paragraph" style:parent-style-name="Standard">
      <style:text-properties fo:color="#c9211e" loext:opacity="100%" style:font-name="Consolas" fo:font-size="10.5pt" fo:font-style="italic" fo:font-weight="normal" officeooo:rsid="04706284" officeooo:paragraph-rsid="04706284" fo:background-color="transparent" style:font-style-asian="italic" style:font-weight-asian="normal" style:font-style-complex="italic" style:font-weight-complex="normal"/>
    </style:style>
    <style:style style:name="P101" style:family="paragraph" style:parent-style-name="Standard">
      <style:text-properties fo:color="#9cdcfe" loext:opacity="100%" style:font-name="Consolas" fo:font-size="10.5pt" fo:font-style="italic" fo:font-weight="normal" officeooo:rsid="046f8f56" officeooo:paragraph-rsid="046f8f56" fo:background-color="#1e1e1e" style:font-style-asian="italic" style:font-weight-asian="normal" style:font-style-complex="italic" style:font-weight-complex="normal"/>
    </style:style>
    <style:style style:name="P102" style:family="paragraph" style:parent-style-name="Standard">
      <style:text-properties fo:color="#d4d4d4" loext:opacity="100%" style:font-name="Consolas" fo:font-size="10.5pt" fo:font-style="italic" fo:font-weight="normal" officeooo:rsid="047b69af" officeooo:paragraph-rsid="047b69af" fo:background-color="#000000" style:font-style-asian="italic" style:font-weight-asian="normal" style:font-style-complex="italic" style:font-weight-complex="normal"/>
    </style:style>
    <style:style style:name="P103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T1" style:family="text">
      <style:text-properties officeooo:rsid="0435f2a1"/>
    </style:style>
    <style:style style:name="T2" style:family="text">
      <style:text-properties officeooo:rsid="0436ca99"/>
    </style:style>
    <style:style style:name="T3" style:family="text">
      <style:text-properties officeooo:rsid="0437f65a"/>
    </style:style>
    <style:style style:name="T4" style:family="text">
      <style:text-properties fo:color="#d7ba7d" loext:opacity="100%"/>
    </style:style>
    <style:style style:name="T5" style:family="text">
      <style:text-properties style:font-name="Consolas" fo:font-size="10.5pt"/>
    </style:style>
    <style:style style:name="T6" style:family="text">
      <style:text-properties style:font-name="Consolas" fo:font-size="10.5pt" fo:font-weight="normal"/>
    </style:style>
    <style:style style:name="T7" style:family="text">
      <style:text-properties style:font-name="Consolas" fo:font-size="10.5pt" officeooo:rsid="046fe4a7"/>
    </style:style>
    <style:style style:name="T8" style:family="text">
      <style:text-properties style:font-name="Consolas" fo:font-size="10.5pt" officeooo:rsid="04706284"/>
    </style:style>
    <style:style style:name="T9" style:family="text">
      <style:text-properties style:font-name="Consolas" fo:font-size="10.5pt" officeooo:rsid="04775283"/>
    </style:style>
    <style:style style:name="T10" style:family="text">
      <style:text-properties style:font-name="Consolas" fo:font-size="10.5pt" officeooo:rsid="0477d155"/>
    </style:style>
    <style:style style:name="T11" style:family="text">
      <style:text-properties style:font-name="Consolas" fo:font-size="10.5pt" fo:font-style="italic" officeooo:rsid="047a1254" style:font-style-asian="italic" style:font-weight-asian="normal" style:font-style-complex="italic" style:font-weight-complex="normal"/>
    </style:style>
    <style:style style:name="T12" style:family="text">
      <style:text-properties style:font-name="Consolas" fo:font-size="10.5pt" fo:background-color="#18ffff" loext:char-shading-value="0"/>
    </style:style>
    <style:style style:name="T13" style:family="text">
      <style:text-properties style:font-name="Consolas" fo:font-size="10.5pt" fo:background-color="#18ffff" loext:char-shading-value="0"/>
    </style:style>
    <style:style style:name="T14" style:family="text">
      <style:text-properties style:font-name="Consolas" fo:font-size="10.5pt"/>
    </style:style>
    <style:style style:name="T15" style:family="text">
      <style:text-properties fo:color="#9cdcfe" loext:opacity="100%"/>
    </style:style>
    <style:style style:name="T16" style:family="text">
      <style:text-properties fo:color="#9cdcfe" loext:opacity="100%" style:font-name="Consolas" fo:font-size="10.5pt"/>
    </style:style>
    <style:style style:name="T17" style:family="text">
      <style:text-properties fo:color="#9cdcfe" loext:opacity="100%" style:font-name="Consolas" fo:font-size="10.5pt" fo:font-weight="normal"/>
    </style:style>
    <style:style style:name="T18" style:family="text">
      <style:text-properties fo:color="#9cdcfe" loext:opacity="100%" style:font-name="Consolas" fo:font-size="10.5pt" fo:background-color="#1e1e1e" loext:char-shading-value="0"/>
    </style:style>
    <style:style style:name="T19" style:family="text">
      <style:text-properties fo:color="#9cdcfe" loext:opacity="100%" fo:background-color="#18ffff" loext:char-shading-value="0"/>
    </style:style>
    <style:style style:name="T20" style:family="text">
      <style:text-properties fo:color="#9cdcfe" loext:opacity="100%"/>
    </style:style>
    <style:style style:name="T21" style:family="text">
      <style:text-properties fo:color="#ce9178" loext:opacity="100%"/>
    </style:style>
    <style:style style:name="T22" style:family="text">
      <style:text-properties fo:color="#ce9178" loext:opacity="100%" style:font-name="Consolas" fo:font-size="10.5pt"/>
    </style:style>
    <style:style style:name="T23" style:family="text">
      <style:text-properties fo:color="#ce9178" loext:opacity="100%" style:font-name="Consolas" fo:font-size="10.5pt" fo:font-weight="normal"/>
    </style:style>
    <style:style style:name="T24" style:family="text">
      <style:text-properties officeooo:rsid="043beae2"/>
    </style:style>
    <style:style style:name="T25" style:family="text">
      <style:text-properties officeooo:rsid="043d2fc4"/>
    </style:style>
    <style:style style:name="T26" style:family="text">
      <style:text-properties officeooo:rsid="043e9e1d"/>
    </style:style>
    <style:style style:name="T27" style:family="text">
      <style:text-properties officeooo:rsid="043f2c01"/>
    </style:style>
    <style:style style:name="T28" style:family="text">
      <style:text-properties fo:color="#b5cea8" loext:opacity="100%"/>
    </style:style>
    <style:style style:name="T29" style:family="text">
      <style:text-properties fo:color="#b5cea8" loext:opacity="100%" style:font-name="Consolas" fo:font-size="10.5pt" fo:font-weight="normal"/>
    </style:style>
    <style:style style:name="T30" style:family="text">
      <style:text-properties officeooo:rsid="0446a8da"/>
    </style:style>
    <style:style style:name="T31" style:family="text">
      <style:text-properties officeooo:rsid="0448e99d"/>
    </style:style>
    <style:style style:name="T32" style:family="text">
      <style:text-properties fo:color="#569cd6" loext:opacity="100%"/>
    </style:style>
    <style:style style:name="T33" style:family="text">
      <style:text-properties fo:color="#569cd6" loext:opacity="100%" style:font-name="Consolas" fo:font-size="10.5pt" fo:font-weight="normal"/>
    </style:style>
    <style:style style:name="T34" style:family="text">
      <style:text-properties fo:color="#569cd6" loext:opacity="100%" style:font-name="Consolas" fo:font-size="10.5pt" fo:background-color="#1e1e1e" loext:char-shading-value="0"/>
    </style:style>
    <style:style style:name="T35" style:family="text">
      <style:text-properties fo:color="#569cd6" loext:opacity="100%" officeooo:rsid="0477d155"/>
    </style:style>
    <style:style style:name="T36" style:family="text">
      <style:text-properties fo:color="#4fc1ff" loext:opacity="100%"/>
    </style:style>
    <style:style style:name="T37" style:family="text">
      <style:text-properties fo:color="#4fc1ff" loext:opacity="100%" style:font-name="Consolas" fo:font-size="10.5pt" fo:font-weight="normal"/>
    </style:style>
    <style:style style:name="T38" style:family="text">
      <style:text-properties fo:color="#4fc1ff" loext:opacity="100%" style:font-name="Consolas" fo:font-size="10.5pt" fo:background-color="#1e1e1e" loext:char-shading-value="0"/>
    </style:style>
    <style:style style:name="T39" style:family="text">
      <style:text-properties fo:color="#4fc1ff" loext:opacity="100%" fo:background-color="#18ffff" loext:char-shading-value="0"/>
    </style:style>
    <style:style style:name="T40" style:family="text">
      <style:text-properties fo:color="#4fc1ff" loext:opacity="100%"/>
    </style:style>
    <style:style style:name="T41" style:family="text">
      <style:text-properties fo:color="#dcdcaa" loext:opacity="100%"/>
    </style:style>
    <style:style style:name="T42" style:family="text">
      <style:text-properties fo:color="#dcdcaa" loext:opacity="100%" style:font-name="Consolas" fo:font-size="10.5pt" fo:font-weight="normal"/>
    </style:style>
    <style:style style:name="T43" style:family="text">
      <style:text-properties fo:color="#dcdcaa" loext:opacity="100%" officeooo:rsid="0477d155"/>
    </style:style>
    <style:style style:name="T44" style:family="text">
      <style:text-properties fo:color="#dcdcaa" loext:opacity="100%" fo:background-color="#18ffff" loext:char-shading-value="0"/>
    </style:style>
    <style:style style:name="T45" style:family="text">
      <style:text-properties fo:color="#dcdcaa" loext:opacity="100%"/>
    </style:style>
    <style:style style:name="T46" style:family="text">
      <style:text-properties officeooo:rsid="044b4d23"/>
    </style:style>
    <style:style style:name="T47" style:family="text">
      <style:text-properties officeooo:rsid="045c6a24"/>
    </style:style>
    <style:style style:name="T48" style:family="text">
      <style:text-properties officeooo:rsid="046096e2"/>
    </style:style>
    <style:style style:name="T49" style:family="text">
      <style:text-properties fo:color="#d4d4d4" loext:opacity="100%" style:font-name="Consolas" fo:font-size="10.5pt" fo:background-color="#1e1e1e" loext:char-shading-value="0"/>
    </style:style>
    <style:style style:name="T50" style:family="text">
      <style:text-properties officeooo:rsid="0464212a"/>
    </style:style>
    <style:style style:name="T51" style:family="text">
      <style:text-properties officeooo:rsid="046603f6"/>
    </style:style>
    <style:style style:name="T52" style:family="text">
      <style:text-properties fo:background-color="transparent" loext:char-shading-value="0"/>
    </style:style>
    <style:style style:name="T53" style:family="text">
      <style:text-properties officeooo:rsid="0468ac60" fo:background-color="transparent" loext:char-shading-value="0"/>
    </style:style>
    <style:style style:name="T54" style:family="text">
      <style:text-properties fo:color="#000000" loext:opacity="100%" fo:background-color="transparent" loext:char-shading-value="0"/>
    </style:style>
    <style:style style:name="T55" style:family="text">
      <style:text-properties fo:color="#000000" loext:opacity="100%" officeooo:rsid="0467d584" fo:background-color="transparent" loext:char-shading-value="0"/>
    </style:style>
    <style:style style:name="T56" style:family="text">
      <style:text-properties fo:color="#303f9f" loext:opacity="100%" officeooo:rsid="0468ac60" fo:background-color="transparent" loext:char-shading-value="0"/>
    </style:style>
    <style:style style:name="T57" style:family="text">
      <style:text-properties fo:color="#c586c0" loext:opacity="100%"/>
    </style:style>
    <style:style style:name="T58" style:family="text">
      <style:text-properties fo:color="#c586c0" loext:opacity="100%" style:font-name="Consolas" fo:font-size="10.5pt" fo:font-weight="normal"/>
    </style:style>
    <style:style style:name="T59" style:family="text">
      <style:text-properties fo:color="#c586c0" loext:opacity="100%" fo:background-color="#18ffff" loext:char-shading-value="0"/>
    </style:style>
    <style:style style:name="T60" style:family="text">
      <style:text-properties fo:color="#c586c0" loext:opacity="100%"/>
    </style:style>
    <style:style style:name="T61" style:family="text">
      <style:text-properties fo:font-style="italic" officeooo:rsid="046f8f56" style:font-style-asian="italic" style:font-weight-asian="normal" style:font-style-complex="italic" style:font-weight-complex="normal"/>
    </style:style>
    <style:style style:name="T62" style:family="text">
      <style:text-properties officeooo:rsid="0473c1a2"/>
    </style:style>
    <style:style style:name="T63" style:family="text">
      <style:text-properties officeooo:rsid="04763e9b"/>
    </style:style>
    <style:style style:name="T64" style:family="text">
      <style:text-properties officeooo:rsid="0477d155"/>
    </style:style>
    <style:style style:name="T65" style:family="text">
      <style:text-properties fo:background-color="#18ffff" loext:char-shading-value="0"/>
    </style:style>
    <style:style style:name="T66" style:family="text"/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frame" style:horizontal-pos="from-left" style:horizontal-rel="frame" fo:padding="0cm" fo:border="none"/>
    </style:style>
    <style:style style:name="fr4" style:family="graphic" style:parent-style-name="Frame">
      <style:graphic-properties fo:margin-left="0.212cm" fo:margin-right="0cm" fo:margin-top="0cm" fo:margin-bottom="0cm" style:wrap="run-through" style:number-wrapped-paragraphs="no-limit" style:vertical-pos="from-top" style:vertical-rel="frame" style:horizontal-pos="from-left" style:horizontal-rel="frame" fo:padding="0cm" fo:border="none"/>
    </style:style>
    <style:style style:name="fr5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kaltura_player_1_ns3gsva4" text:anchor-type="page" text:anchor-page-number="1" svg:x="0cm" svg:y="0cm" svg:width="21.001cm" draw:z-index="0">
        <draw:text-box fo:min-height="1.106cm">
          <draw:frame draw:style-name="fr3" draw:name="Quadro2" text:anchor-type="frame" svg:x="0cm" svg:y="0cm" svg:width="0.041cm" draw:z-index="5">
            <draw:text-box fo:min-height="0.041cm">
              <text:p text:style-name="Text_20_body"/>
            </draw:text-box>
          </draw:frame>
          <draw:frame draw:style-name="fr4" draw:name="Quadro6" text:anchor-type="frame" svg:x="0.212cm" svg:y="0cm" svg:width="0.741cm" draw:z-index="4">
            <draw:text-box fo:min-height="0.741cm">
              <text:p text:style-name="Text_20_body"/>
            </draw:text-box>
          </draw:frame>
          <draw:frame draw:style-name="fr4" draw:name="Quadro7" text:anchor-type="frame" svg:x="0.212cm" svg:y="0cm" svg:width="0.741cm" draw:z-index="3">
            <draw:text-box fo:min-height="0.741cm">
              <text:p text:style-name="Text_20_body"/>
            </draw:text-box>
          </draw:frame>
          <draw:frame draw:style-name="fr4" draw:name="Quadro8" text:anchor-type="frame" svg:x="0.212cm" svg:y="0cm" svg:width="0.741cm" draw:z-index="1">
            <draw:text-box fo:min-height="0.741cm">
              <text:p text:style-name="Text_20_body"/>
            </draw:text-box>
          </draw:frame>
          <text:section text:style-name="Sect1" text:name="player-gui">
            <text:p text:style-name="P3"><draw:frame draw:style-name="fr1" draw:name="Quadro3" text:anchor-type="char" svg:width="20.611cm" draw:z-index="6"><draw:text-box fo:min-height="0.106cm"><draw:frame draw:style-name="fr3" draw:name="Quadro4" text:anchor-type="frame" svg:x="0cm" svg:y="0cm" svg:width="4.313cm" draw:z-index="9"><draw:text-box fo:min-height="0.106cm"><text:p text:style-name="Text_20_body"/></draw:text-box></draw:frame><draw:frame draw:style-name="fr3" draw:name="Quadro5" text:anchor-type="frame" svg:x="0cm" svg:y="0cm" svg:width="0.979cm" draw:z-index="7"><draw:text-box fo:min-height="0.106cm"><text:p text:style-name="Text_20_body"/></draw:text-box></draw:frame><text:p text:style-name="Text_20_body"/></draw:text-box></draw:frame><draw:frame draw:style-name="fr2" draw:name="kaltura_player_1_ns3gsva4-video" text:anchor-type="char" svg:x="0cm" svg:width="21.001cm" draw:z-index="2"><draw:text-box fo:min-height="0.769cm"><text:section text:style-name="Sect1" text:name="_kbvf7"><text:p text:style-name="P2"/></text:section></draw:text-box></draw:frame>00:20 / 07:12</text:p>
          </text:section>
          <text:p text:style-name="P1"><draw:frame draw:style-name="fr1" draw:name="Quadro9" text:anchor-type="char" svg:width="0.041cm" draw:z-index="8"><draw:text-box fo:min-height="0.041cm"><text:p text:style-name="Text_20_body"/></draw:text-box></draw:frame></text:p>
        </draw:text-box>
      </draw:frame>
      <text:p text:style-name="P4">Detalhes na construção do código do nosso projeto</text:p>
      <text:p text:style-name="P4"/>
      <text:p text:style-name="P13"/>
      <text:p text:style-name="P5">required (dentro do input)</text:p>
      <text:p text:style-name="P5">torna obrigatório o preenchimento deste formulário</text:p>
      <text:p text:style-name="P5"/>
      <text:p text:style-name="P5">Para os campos númericos podemos adicionar “mínimo e máximo”</text:p>
      <text:p text:style-name="P5"/>
      <text:p text:style-name="P5"/>
      <text:p text:style-name="P5">*<text:span text:style-name="T1">tag table=tabela + thead = cabeçalho </text:span><text:span text:style-name="T2">+ tr = linhas</text:span></text:p>
      <text:p text:style-name="P5"/>
      <text:p text:style-name="P6">*tbody = conteúdo da tabela <text:span text:style-name="T3">+ tr = linha + td= adicionar coluna</text:span></text:p>
      <text:p text:style-name="P6"/>
      <text:p text:style-name="P7">*tfoot = rodapé da tabela</text:p>
      <text:p text:style-name="P8">=======================</text:p>
      <text:p text:style-name="P8"/>
      <text:p text:style-name="P8">Aula3</text:p>
      <text:p text:style-name="P8"/>
      <text:p text:style-name="P8">* {</text:p>
      <text:p text:style-name="P8">padding</text:p>
      <text:p text:style-name="P8">xxx</text:p>
      <text:p text:style-name="P8">xxx</text:p>
      <text:p text:style-name="P8">xxx<text:line-break/>}</text:p>
      <text:p text:style-name="P8"/>
      <text:p text:style-name="P8">»Este asterísco no css significa que isso é uma regra geral pra página</text:p>
      <text:p text:style-name="P8">--------</text:p>
      <text:p text:style-name="P8"/>
      <text:p text:style-name="P47"><text:span text:style-name="T4">header</text:span> {</text:p>
      <text:p text:style-name="P59">    <text:span text:style-name="T17">display</text:span><text:span text:style-name="T6">: </text:span><text:span text:style-name="T23">flex</text:span><text:span text:style-name="T6">;</text:span></text:p>
      <text:p text:style-name="P41">}</text:p>
      <text:p text:style-name="P8"/>
      <text:p text:style-name="P8">» <text:span text:style-name="T24">os itens do elemento selecionado (header) ficam um ao lado do outro</text:span></text:p>
      <text:p text:style-name="P9">Ou seja, a logo do site vai ficar ao lado do nome “calculadora de média”</text:p>
      <text:p text:style-name="P10">----------</text:p>
      <text:p text:style-name="P10">»centralizando o conteúdo na vertical - ?min</text:p>
      <text:p text:style-name="P10">»centralizando o conteúdo na horizontal – 5min</text:p>
      <text:p text:style-name="P10"><text:s text:c="2"/><text:span text:style-name="T25">para isto,vamos estar usando o container</text:span></text:p>
      <text:p text:style-name="P10"><text:s text:c="2"/><text:span text:style-name="T25">(ver de novo…) » </text:span><text:span text:style-name="T26">t</text:span><text:span text:style-name="T27">é</text:span><text:span text:style-name="T26">cnica para centralizar o conteúdo mesmo em monitores largos</text:span></text:p>
      <text:p text:style-name="P12">+ e conferindo o tamanho do container em inspecionar</text:p>
      <text:p text:style-name="P10">--------</text:p>
      <text:p text:style-name="P10"/>
      <text:p text:style-name="P60"> <text:span text:style-name="T16">cursor</text:span><text:span text:style-name="T5">: </text:span><text:span text:style-name="T22">pointer</text:span><text:span text:style-name="T5">;</text:span></text:p>
      <text:p text:style-name="P10">»8min…</text:p>
      <text:p text:style-name="P10">-----</text:p>
      <text:p text:style-name="P32">(...)</text:p>
      <text:p text:style-name="P48"><text:span text:style-name="T15">border</text:span>: <text:span text:style-name="T21">none</text:span>;</text:p>
      <text:p text:style-name="P59">    <text:span text:style-name="T17">border-bottom</text:span><text:span text:style-name="T6">: </text:span><text:span text:style-name="T29">2px</text:span><text:span text:style-name="T6"> </text:span><text:span text:style-name="T23">solid</text:span><text:span text:style-name="T6"> </text:span><text:span text:style-name="T23">#000</text:span><text:span text:style-name="T6">;</text:span></text:p>
      <text:p text:style-name="P41">}</text:p>
      <text:p text:style-name="P10"/>
      <text:p text:style-name="P11">tirou a borda do botão… (border none)</text:p>
      <text:p text:style-name="P11">border-bottom » colocou uma pequena borda de 2px abaixo do botão</text:p>
      <text:p text:style-name="P11"><text:soft-page-break/>------</text:p>
      <text:p text:style-name="P13">Colocando display: Flex, mesmo com os elementos já estando lado a lado – 10min</text:p>
      <text:p text:style-name="P13">-----</text:p>
      <text:p text:style-name="P61">    <text:span text:style-name="T16">justify-content</text:span><text:span text:style-name="T5">: </text:span><text:span text:style-name="T22">space-between</text:span><text:span text:style-name="T5">;</text:span></text:p>
      <text:p text:style-name="P14">(11min – espaçamento…)</text:p>
      <text:p text:style-name="P14">-----</text:p>
      <text:p text:style-name="P49"><text:span text:style-name="T15">cellspacing</text:span> = <text:span text:style-name="T21">'0'</text:span></text:p>
      <text:p text:style-name="P14">»<text:span text:style-name="T30">13min</text:span></text:p>
      <text:p text:style-name="P14">--------</text:p>
      <text:p text:style-name="P14"/>
      <text:p text:style-name="P15">padding 8px 0 » 8 na parte superior e inferior</text:p>
      <text:p text:style-name="P15"><text:s text:c="26"/>0 nas laterais</text:p>
      <text:p text:style-name="P86">Aula 4</text:p>
      <text:p text:style-name="P33"/>
      <text:p text:style-name="P16">»<text:span text:style-name="T31">criando novo arquivo para o JS</text:span></text:p>
      <text:p text:style-name="P16"/>
      <text:p text:style-name="P17">(teste <text:span text:style-name="T46">javascript</text:span> – vai gerar um alerta quando você digita a atividade + nota)</text:p>
      <text:p text:style-name="P17"/>
      <text:p text:style-name="P50"><text:span text:style-name="T32">const</text:span> <text:span text:style-name="T36">form</text:span> = <text:span text:style-name="T15">document</text:span>.<text:span text:style-name="T41">getElementById</text:span>(<text:span text:style-name="T21">'form-atividade'</text:span>);</text:p>
      <text:p text:style-name="P41"><text:span text:style-name="T36">form</text:span>.<text:span text:style-name="T41">addEventListener</text:span>(<text:span text:style-name="T21">'submit'</text:span>, <text:span text:style-name="T32">function</text:span>(<text:span text:style-name="T15">e</text:span>) {</text:p>
      <text:p text:style-name="P41"><text:span text:style-name="T15">e</text:span>.<text:span text:style-name="T41">preventDefault</text:span>();</text:p>
      <text:p text:style-name="P63"/>
      <text:p text:style-name="P41"><text:span text:style-name="T32">const</text:span> <text:span text:style-name="T36">inputNomeAtividade</text:span> = <text:span text:style-name="T15">document</text:span>.<text:span text:style-name="T41">getElementById</text:span>(<text:span text:style-name="T21">'nome-atividade'</text:span>);</text:p>
      <text:p text:style-name="P41"><text:span text:style-name="T32">const</text:span> <text:span text:style-name="T36">inputNotaAtividade</text:span> = <text:span text:style-name="T15">document</text:span>.<text:span text:style-name="T41">getElementById</text:span>(<text:span text:style-name="T21">'nota-atividade'</text:span>)</text:p>
      <text:p text:style-name="P41"><text:span text:style-name="T41">alert</text:span> (<text:span text:style-name="T21">`Atividade: </text:span><text:span text:style-name="T32">${</text:span><text:span text:style-name="T36">inputNomeAtividade</text:span>.<text:span text:style-name="T15">value</text:span><text:span text:style-name="T32">}</text:span><text:span text:style-name="T21"> - Nota </text:span><text:span text:style-name="T32">${</text:span><text:span text:style-name="T36">inputNotaAtividade</text:span>.<text:span text:style-name="T15">value</text:span><text:span text:style-name="T32">}</text:span><text:span text:style-name="T21">`</text:span>)</text:p>
      <text:p text:style-name="P41">})</text:p>
      <text:p text:style-name="P64">------------</text:p>
      <text:p text:style-name="P64"/>
      <text:p text:style-name="P65">Agora vamos adicionar essas informações (se o aluno foi aprovado ou não)</text:p>
      <text:p text:style-name="P65">no corpo da tabela (e não mais como um alerta)</text:p>
      <text:p text:style-name="P65"/>
      <text:p text:style-name="P65"/>
      <text:p text:style-name="P43"><text:span text:style-name="T32">let</text:span> <text:span text:style-name="T15">linha</text:span> = <text:span text:style-name="T21">'&lt;tr&gt;'</text:span>;</text:p>
      <text:p text:style-name="P41"><text:span text:style-name="T15">linha</text:span> += <text:span text:style-name="T21">`&lt;td&gt;</text:span><text:span text:style-name="T32">${</text:span><text:span text:style-name="T36">inputNomeAtividade</text:span>.<text:span text:style-name="T15">value</text:span><text:span text:style-name="T32">}</text:span><text:span text:style-name="T21">&lt;td&gt;`</text:span></text:p>
      <text:p text:style-name="P41"><text:span text:style-name="T15">linha</text:span> += <text:span text:style-name="T21">`&lt;td&gt;</text:span><text:span text:style-name="T32">${</text:span><text:span text:style-name="T36">inputNotaAtividade</text:span>.<text:span text:style-name="T15">value</text:span><text:span text:style-name="T32">}</text:span><text:span text:style-name="T21">&lt;td&gt;`</text:span></text:p>
      <text:p text:style-name="P41"><text:span text:style-name="T15">linha</text:span> += <text:span text:style-name="T21">`&lt;td&gt;</text:span><text:span text:style-name="T32">${</text:span><text:span text:style-name="T36">inputNotaAtividade</text:span>.<text:span text:style-name="T15">value</text:span> &gt;=<text:span text:style-name="T28">7</text:span><text:span text:style-name="T32">}</text:span><text:span text:style-name="T21">&lt;td&gt;`</text:span></text:p>
      <text:p text:style-name="P41"><text:span text:style-name="T15">linha</text:span> +- <text:span text:style-name="T21">'&lt;/tr&gt;'</text:span></text:p>
      <text:p text:style-name="P65"/>
      <text:p text:style-name="P65"/>
      <text:p text:style-name="P74">? = if</text:p>
      <text:p text:style-name="P74">: = eles</text:p>
      <text:p text:style-name="P75">até então o que está logo acima não vai aparecer na tabela...</text:p>
      <text:p text:style-name="P66">pra inserir as informações acima na tabela</text:p>
      <text:p text:style-name="P66"/>
      <text:p text:style-name="P44"><text:span text:style-name="T32">const</text:span> <text:span text:style-name="T36">corpoTabela</text:span> = <text:span text:style-name="T15">document</text:span>.<text:span text:style-name="T41">querySelector</text:span>(<text:span text:style-name="T21">'tbody'</text:span>)</text:p>
      <text:p text:style-name="P41"/>
      <text:p text:style-name="P66"/>
      <text:p text:style-name="P67">innerHTML = insere um conteúdo dentro de uma tag</text:p>
      <text:p text:style-name="P67">---------</text:p>
      <text:p text:style-name="P67"/>
      <text:p text:style-name="P68">9min – o código está funcional » adicionamos atividade + nota e aparece</text:p>
      <text:p text:style-name="P68">na tabela</text:p>
      <text:p text:style-name="P68">porém, ao adicionar uma nova atividade, a anterior é apagada da tabela </text:p>
      <text:p text:style-name="P68">para dar espaço à nova.</text:p>
      <text:p text:style-name="P68">Não é isso que queremos, vamos resolver… (vide 9min)</text:p>
      <text:p text:style-name="P17"/>
      <text:p text:style-name="P17"/>
      <text:p text:style-name="P17"/>
      <text:p text:style-name="P17"/>
      <text:p text:style-name="P18">let linhas » com uma string vazia</text:p>
      <text:p text:style-name="P18">e logo abaixo houve a concatenação da nova variável linhas com as variáveis linha</text:p>
      <text:p text:style-name="P19">(e onde tem inner html mudamos de linha pra linhas)</text:p>
      <text:p text:style-name="P19"/>
      <text:p text:style-name="P51"><text:soft-page-break/><text:span text:style-name="T32">let</text:span> <text:span text:style-name="T15">linhas</text:span> = <text:span text:style-name="T21">''</text:span>;</text:p>
      <text:p text:style-name="P41"/>
      <text:p text:style-name="P51"><text:span text:style-name="T15">linhas</text:span> += <text:span text:style-name="T15">linha</text:span>;</text:p>
      <text:p text:style-name="P41"/>
      <text:p text:style-name="P19">--------------------</text:p>
      <text:p text:style-name="P20">11min – limpar o campo em que escrevemos após adicionar o conteúdo</text:p>
      <text:p text:style-name="P20"/>
      <text:p text:style-name="P52"><text:span text:style-name="T36">inputNomeAtividade</text:span>.<text:span text:style-name="T15">value</text:span> = <text:span text:style-name="T21">''</text:span></text:p>
      <text:p text:style-name="P41"><text:span text:style-name="T36">inputNotaAtividade</text:span>.<text:span text:style-name="T15">value</text:span> = <text:span text:style-name="T21">''</text:span></text:p>
      <text:p text:style-name="P80"/>
      <text:p text:style-name="P81">----------</text:p>
      <text:p text:style-name="P34">Colocando os emojis...</text:p>
      <text:p text:style-name="P20"/>
      <text:p text:style-name="P21">12min – importante</text:p>
      <text:p text:style-name="P21"/>
      <text:p text:style-name="P76">criamos duas variáveis const (uma para aprovado e outra para reprovado)</text:p>
      <text:p text:style-name="P53"><text:span text:style-name="T32">const</text:span> <text:span text:style-name="T36">imgAprovado</text:span> = <text:span text:style-name="T21">'&lt;img src="./images/aprovado.png" alt="emoji celebrando" /&gt;'</text:span></text:p>
      <text:p text:style-name="P41"><text:span text:style-name="T32">const</text:span> <text:span text:style-name="T36">imgReprovado</text:span> = <text:span text:style-name="T21">'&lt;img src="./images/reprovado.png" alt="emoji decepcionado" /&gt;'</text:span></text:p>
      <text:p text:style-name="P41"/>
      <text:p text:style-name="P21"/>
      <text:p text:style-name="P21"/>
      <text:p text:style-name="P21">»Antes quando colocavamos a atividade e a nota aparecia “aprovado” ou “reprovado”</text:p>
      <text:p text:style-name="P53"><text:span text:style-name="T15">linha</text:span> += <text:span text:style-name="T21">`&lt;td&gt;</text:span><text:span text:style-name="T32">${</text:span><text:span text:style-name="T36">inputNotaAtividade</text:span>.<text:span text:style-name="T15">value</text:span> &gt;=<text:span text:style-name="T28">7</text:span> ? <text:span text:style-name="T21">'Aprovado'</text:span> : <text:span text:style-name="T21">'Reprovado'</text:span><text:span text:style-name="T32">}</text:span><text:span text:style-name="T21">&lt;/td&gt;`</text:span></text:p>
      <text:p text:style-name="P21"/>
      <text:p text:style-name="P76">»<text:span text:style-name="T47">agora vai aparecer os emojis</text:span></text:p>
      <text:p text:style-name="P76"/>
      <text:p text:style-name="P87">Aula 5 – Calculando as médias</text:p>
      <text:p text:style-name="P77"/>
      <text:p text:style-name="P22">toda a lógica de adicionar a atividade na tabela fizemos por meio do addEventListener</text:p>
      <text:p text:style-name="P22">o que nem sempre é muito interessante pois fica muito acoplado</text:p>
      <text:p text:style-name="P22"/>
      <text:p text:style-name="P23">então vamos separar isso em funções</text:p>
      <text:p text:style-name="P23">todo evento de adicionar linha (código já criado)vai ficar dentro dessa função</text:p>
      <text:p text:style-name="P23"/>
      <text:p text:style-name="P54"><text:span text:style-name="T32">function</text:span> <text:span text:style-name="T41">adicionaLinha</text:span>() {</text:p>
      <text:p text:style-name="P59">    <text:span text:style-name="T33">const</text:span><text:span text:style-name="T6"> </text:span><text:span text:style-name="T37">inputNomeAtividade</text:span><text:span text:style-name="T6"> = </text:span><text:span text:style-name="T17">document</text:span><text:span text:style-name="T6">.</text:span><text:span text:style-name="T42">getElementById</text:span><text:span text:style-name="T6">(</text:span><text:span text:style-name="T23">'nome-atividade'</text:span><text:span text:style-name="T6">);</text:span></text:p>
      <text:p text:style-name="P59">    <text:span text:style-name="T33">const</text:span><text:span text:style-name="T6"> </text:span><text:span text:style-name="T37">inputNotaAtividade</text:span><text:span text:style-name="T6"> = </text:span><text:span text:style-name="T17">document</text:span><text:span text:style-name="T6">.</text:span><text:span text:style-name="T42">getElementById</text:span><text:span text:style-name="T6">(</text:span><text:span text:style-name="T23">'nota-atividade'</text:span><text:span text:style-name="T6">);</text:span></text:p>
      <text:p text:style-name="P59">    </text:p>
      <text:p text:style-name="P59">    <text:span text:style-name="T33">let</text:span><text:span text:style-name="T6"> </text:span><text:span text:style-name="T17">linha</text:span><text:span text:style-name="T6"> = </text:span><text:span text:style-name="T23">'&lt;tr&gt;'</text:span><text:span text:style-name="T6">;</text:span></text:p>
      <text:p text:style-name="P59">    <text:span text:style-name="T17">linha</text:span><text:span text:style-name="T6"> += </text:span><text:span text:style-name="T23">`&lt;td&gt;</text:span><text:span text:style-name="T33">${</text:span><text:span text:style-name="T37">inputNomeAtividade</text:span><text:span text:style-name="T6">.</text:span><text:span text:style-name="T17">value</text:span><text:span text:style-name="T33">}</text:span><text:span text:style-name="T23">&lt;/td&gt;`</text:span></text:p>
      <text:p text:style-name="P59">    <text:span text:style-name="T17">linha</text:span><text:span text:style-name="T6"> += </text:span><text:span text:style-name="T23">`&lt;td&gt;</text:span><text:span text:style-name="T33">${</text:span><text:span text:style-name="T37">inputNotaAtividade</text:span><text:span text:style-name="T6">.</text:span><text:span text:style-name="T17">value</text:span><text:span text:style-name="T33">}</text:span><text:span text:style-name="T23">&lt;/td&gt;`</text:span></text:p>
      <text:p text:style-name="P59">    <text:span text:style-name="T17">linha</text:span><text:span text:style-name="T6"> += </text:span><text:span text:style-name="T23">`&lt;td&gt;</text:span><text:span text:style-name="T33">${</text:span><text:span text:style-name="T37">inputNotaAtividade</text:span><text:span text:style-name="T6">.</text:span><text:span text:style-name="T17">value</text:span><text:span text:style-name="T6"> &gt;=</text:span><text:span text:style-name="T29">7</text:span><text:span text:style-name="T6"> ? </text:span><text:span text:style-name="T37">imgAprovado</text:span><text:span text:style-name="T6"> : </text:span><text:span text:style-name="T37">imgReprovado</text:span><text:span text:style-name="T33">}</text:span><text:span text:style-name="T23">&lt;/td&gt;`</text:span></text:p>
      <text:p text:style-name="P59">    <text:span text:style-name="T17">linha</text:span><text:span text:style-name="T6"> += </text:span><text:span text:style-name="T23">'&lt;/tr&gt;'</text:span></text:p>
      <text:p text:style-name="P59">    </text:p>
      <text:p text:style-name="P59">    <text:span text:style-name="T17">linhas</text:span><text:span text:style-name="T6"> += </text:span><text:span text:style-name="T17">linha</text:span><text:span text:style-name="T6">;</text:span></text:p>
      <text:p text:style-name="P59">    </text:p>
      <text:p text:style-name="P59">    <text:span text:style-name="T33">const</text:span><text:span text:style-name="T6"> </text:span><text:span text:style-name="T37">corpoTabela</text:span><text:span text:style-name="T6"> = </text:span><text:span text:style-name="T17">document</text:span><text:span text:style-name="T6">.</text:span><text:span text:style-name="T42">querySelector</text:span><text:span text:style-name="T6">(</text:span><text:span text:style-name="T23">'tbody'</text:span><text:span text:style-name="T6">)</text:span></text:p>
      <text:p text:style-name="P59">    <text:span text:style-name="T37">corpoTabela</text:span><text:span text:style-name="T6">.</text:span><text:span text:style-name="T17">innerHTML</text:span><text:span text:style-name="T6"> = </text:span><text:span text:style-name="T17">linhas</text:span></text:p>
      <text:p text:style-name="P59">    </text:p>
      <text:p text:style-name="P59">    <text:span text:style-name="T37">inputNomeAtividade</text:span><text:span text:style-name="T6">.</text:span><text:span text:style-name="T17">value</text:span><text:span text:style-name="T6"> = </text:span><text:span text:style-name="T23">''</text:span></text:p>
      <text:p text:style-name="P59">    <text:span text:style-name="T37">inputNotaAtividade</text:span><text:span text:style-name="T6">.</text:span><text:span text:style-name="T17">value</text:span><text:span text:style-name="T6"> = </text:span><text:span text:style-name="T23">''</text:span></text:p>
      <text:p text:style-name="P41">}</text:p>
      <text:p text:style-name="P23"/>
      <text:p text:style-name="P23"/>
      <text:p text:style-name="P23">»E agora no evento o trabalho do eventListener vai ser chamar essa nova função</text:p>
      <text:p text:style-name="P23"/>
      <text:p text:style-name="P54"><text:span text:style-name="T32">let</text:span> <text:span text:style-name="T15">linhas</text:span> = <text:span text:style-name="T21">''</text:span>;</text:p>
      <text:p text:style-name="P63"/>
      <text:p text:style-name="P41"><text:span text:style-name="T36">form</text:span>.<text:span text:style-name="T41">addEventListener</text:span>(<text:span text:style-name="T21">'submit'</text:span>, <text:span text:style-name="T32">function</text:span>(<text:span text:style-name="T15">e</text:span>) {</text:p>
      <text:p text:style-name="P41"><text:span text:style-name="T15">e</text:span>.<text:span text:style-name="T41">preventDefault</text:span>();</text:p>
      <text:p text:style-name="P54"><text:span text:style-name="T41">adicionaLinha</text:span>()</text:p>
      <text:p text:style-name="P41"/>
      <text:p text:style-name="P23"/>
      <text:p text:style-name="P23">» <text:span text:style-name="T48">e a responsabilidade dessa função adicionaLinha será criar uma linha nova à nossa</text:span></text:p>
      <text:p text:style-name="P24">variável linhas</text:p>
      <text:p text:style-name="P25">---- </text:p>
      <text:p text:style-name="P26">1,33min</text:p>
      <text:p text:style-name="P55"><text:span text:style-name="T32">const</text:span> <text:span text:style-name="T36">corpoTabela</text:span> = <text:span text:style-name="T15">document</text:span>.<text:span text:style-name="T41">querySelector</text:span>(<text:span text:style-name="T21">'tbody'</text:span>)</text:p>
      <text:p text:style-name="P59">    <text:span text:style-name="T37">corpoTabela</text:span><text:span text:style-name="T6">.</text:span><text:span text:style-name="T17">innerHTML</text:span><text:span text:style-name="T6"> = </text:span><text:span text:style-name="T17">linhas</text:span></text:p>
      <text:p text:style-name="P26"/>
      <text:p text:style-name="P26">»<text:span text:style-name="T50">esta responsabilidade de atualizar o conteúdo da tabela vai ficar separado</text:span></text:p>
      <text:p text:style-name="P27">dentro de outra função</text:p>
      <text:p text:style-name="P27"/>
      <text:p text:style-name="P27"/>
      <text:p text:style-name="P41"><text:span text:style-name="T32">function</text:span> <text:span text:style-name="T41">atualizaTabela</text:span>() {</text:p>
      <text:p text:style-name="P59">    <text:span text:style-name="T33">const</text:span><text:span text:style-name="T6"> </text:span><text:span text:style-name="T37">corpoTabela</text:span><text:span text:style-name="T6"> = </text:span><text:span text:style-name="T17">document</text:span><text:span text:style-name="T6">.</text:span><text:span text:style-name="T42">querySelector</text:span><text:span text:style-name="T6">(</text:span><text:span text:style-name="T23">'tbody'</text:span><text:span text:style-name="T6">)</text:span></text:p>
      <text:p text:style-name="P59">    <text:span text:style-name="T37">corpoTabela</text:span><text:span text:style-name="T6">.</text:span><text:span text:style-name="T17">innerHTML</text:span><text:span text:style-name="T6"> = </text:span><text:span text:style-name="T17">linhas</text:span></text:p>
      <text:p text:style-name="P41">}</text:p>
      <text:p text:style-name="P82"><text:soft-page-break/>»<text:span text:style-name="T51">pra calcular a média final vamos precisar organizar em um array todas as</text:span></text:p>
      <text:p text:style-name="P83">atividades que o usuário digitou</text:p>
      <text:p text:style-name="P82"/>
      <text:p text:style-name="P83">E em outro array todas as notas que foram digitadas pelo usuário</text:p>
      <text:p text:style-name="P28">(criaremos os dois lá em cima, no escopo global do código)</text:p>
      <text:p text:style-name="P28"/>
      <text:p text:style-name="P56"><text:span text:style-name="T32">const</text:span> <text:span text:style-name="T36">atividades</text:span> = []</text:p>
      <text:p text:style-name="P41"><text:span text:style-name="T32">const</text:span> <text:span text:style-name="T36">notas</text:span> = []</text:p>
      <text:p text:style-name="P41"/>
      <text:p text:style-name="P42"><text:span text:style-name="T55">e agora toda vez que o </text:span><text:span text:style-name="T54">adicionaLinha() </text:span><text:span text:style-name="T55">for chamado, vamos fazer um push</text:span></text:p>
      <text:p text:style-name="P88">nesses arrays para adicionar o conteúdo</text:p>
      <text:p text:style-name="P46">   <text:span text:style-name="T36">atividades</text:span>.<text:span text:style-name="T41">push</text:span>(<text:span text:style-name="T36">inputNomeAtividade</text:span>.<text:span text:style-name="T15">value</text:span>)</text:p>
      <text:p text:style-name="P62">    <text:span text:style-name="T37">notas</text:span><text:span text:style-name="T6">.</text:span><text:span text:style-name="T42">push</text:span><text:span text:style-name="T6">(</text:span><text:span text:style-name="T37">inputNotaAtividade</text:span><text:span text:style-name="T6">.</text:span><text:span text:style-name="T17">value</text:span><text:span text:style-name="T6">)</text:span></text:p>
      <text:p text:style-name="P88"/>
      <text:p text:style-name="P88">-----</text:p>
      <text:p text:style-name="P89">4min – teste</text:p>
      <text:p text:style-name="P89">se adicionarmos as atividades teste 1 e teste 2 com nota 10 e 3, respectivamente,</text:p>
      <text:p text:style-name="P98">ao irmos em inspecionar &gt; console, verificamos</text:p>
      <text:p text:style-name="P98"/>
      <text:p text:style-name="P98">['teste', 'asfas']<text:line-break/>['10', '3']</text:p>
      <text:p text:style-name="P35"><text:span text:style-name="T52">»</text:span><text:span text:style-name="T53">mas ao somarmos '10' + '3'<text:line-break/>'103'</text:span></text:p>
      <text:p text:style-name="P99"/>
      <text:p text:style-name="P36"><text:span text:style-name="T53">»há uma concatenação, não uma soma...</text:span><text:span text:style-name="T56">portanto, temos strings e não números</text:span></text:p>
      <text:p text:style-name="P41"/>
      <text:p text:style-name="P45">dentro do push, vamos colocar isso dentro de um ParseFloat (pois pode</text:p>
      <text:p text:style-name="P45">ser números quebrados também, e o parseFloat abrange esses números</text:p>
      <text:p text:style-name="P45"/>
      <text:p text:style-name="P45"/>
      <text:p text:style-name="P45"><text:span text:style-name="T36">atividades</text:span>.<text:span text:style-name="T41">push</text:span>(<text:span text:style-name="T36">inputNomeAtividade</text:span>.<text:span text:style-name="T15">value</text:span>)</text:p>
      <text:p text:style-name="P59">    <text:span text:style-name="T37">notas</text:span><text:span text:style-name="T6">.</text:span><text:span text:style-name="T42">push</text:span><text:span text:style-name="T6">(</text:span><text:span text:style-name="T42">parseFloat</text:span><text:span text:style-name="T6">(</text:span><text:span text:style-name="T37">inputNotaAtividade</text:span><text:span text:style-name="T6">.</text:span><text:span text:style-name="T17">value</text:span><text:span text:style-name="T6">))</text:span></text:p>
      <text:p text:style-name="P45"/>
      <text:p text:style-name="P78">»agora sim, se fizer o teste no console, a soma será realizada</text:p>
      <text:p text:style-name="P79">=========</text:p>
      <text:p text:style-name="P79"/>
      <text:p text:style-name="P69">5min – para calcular a média, vamos precisar criar um laço…</text:p>
      <text:p text:style-name="P69"/>
      <text:p text:style-name="P56"><text:span text:style-name="T32">function</text:span> <text:span text:style-name="T41">atualizaMediaFinal</text:span>() {</text:p>
      <text:p text:style-name="P41"><text:span text:style-name="T32">let</text:span>  <text:span text:style-name="T15">somaDasNotas</text:span> = <text:span text:style-name="T28">0</text:span></text:p>
      <text:p text:style-name="P63"/>
      <text:p text:style-name="P41"><text:span text:style-name="T57">for</text:span> (<text:span text:style-name="T32">let</text:span> <text:span text:style-name="T15">i</text:span> = <text:span text:style-name="T28">0</text:span>; <text:span text:style-name="T15">i</text:span> &lt; <text:span text:style-name="T36">notas</text:span>.<text:span text:style-name="T15">length</text:span>; <text:span text:style-name="T15">i</text:span>++) {</text:p>
      <text:p text:style-name="P59">    <text:span text:style-name="T17">somaDasNotas</text:span><text:span text:style-name="T6"> += </text:span><text:span text:style-name="T37">notas</text:span><text:span text:style-name="T6"> [</text:span><text:span text:style-name="T17">i</text:span><text:span text:style-name="T6">]</text:span></text:p>
      <text:p text:style-name="P41">}</text:p>
      <text:p text:style-name="P63"/>
      <text:p text:style-name="P59">    <text:span text:style-name="T17">console</text:span><text:span text:style-name="T6">.</text:span><text:span text:style-name="T42">log</text:span><text:span text:style-name="T6">(</text:span><text:span text:style-name="T17">somaDasNota</text:span><text:span text:style-name="T6">)</text:span></text:p>
      <text:p text:style-name="P41">}</text:p>
      <text:p text:style-name="P28"/>
      <text:p text:style-name="P29">vide aula 5, 5min para entender o código acima</text:p>
      <text:p text:style-name="P29"/>
      <text:p text:style-name="P30"/>
      <text:p text:style-name="P30"><text:soft-page-break/>*criamos a variável somaDasNotas</text:p>
      <text:p text:style-name="P30">*Criamos o LAÇO »let i comça com 0 » Enquanto i for menor que notas.lenght (que é a quantidade de notas</text:p>
      <text:p text:style-name="P30">que o usuário inseriu) » i++ (o i será incrementado cada vez que entra no for)</text:p>
      <text:p text:style-name="P30">*Inserimos a variável somaDasNotas no laço</text:p>
      <text:p text:style-name="P30"/>
      <text:p text:style-name="P40"><text:span text:style-name="T61">obs </text:span><text:span text:style-name="T18">somaDasNotas</text:span><text:span text:style-name="T49"> += </text:span><text:span text:style-name="T38">notas</text:span><text:span text:style-name="T49"> [</text:span><text:span text:style-name="T18">i</text:span><text:span text:style-name="T49">]</text:span></text:p>
      <text:p text:style-name="P31">é a mesma coisa que <text:s text:c="2"/><text:span text:style-name="T18">somaDasNotas = somaDasNotas + </text:span><text:span text:style-name="T38">notas</text:span><text:span text:style-name="T49"> [</text:span><text:span text:style-name="T18">i</text:span><text:span text:style-name="T49">]</text:span></text:p>
      <text:p text:style-name="P101"/>
      <text:p text:style-name="P72"><text:span text:style-name="T5">*</text:span><text:span text:style-name="T7">E por último colocamos </text:span><text:span text:style-name="T18">somaDasNotas</text:span><text:span text:style-name="T16"> </text:span><text:span text:style-name="T7">pra executar no console.log</text:span></text:p>
      <text:p text:style-name="P90"/>
      <text:p text:style-name="P72"><text:span text:style-name="T7">» </text:span><text:span text:style-name="T8">agora vamos testar essa pequena parte do código…</text:span></text:p>
      <text:p text:style-name="P100">ao adicionarmos duas atividades com notas 10 e 10, em console</text:p>
      <text:p text:style-name="P100">(dentro de inspecionar) vemos que ocorreu a soma dos números.</text:p>
      <text:p text:style-name="P100">Isso vai ser importante para tirarmos a média.</text:p>
      <text:p text:style-name="P100">O Código está funcionando</text:p>
      <text:p text:style-name="P84">»Agora, pra tirar a média, basta dividir o 20 pela quantidade de entradas</text:p>
      <text:p text:style-name="P84">que o usuário fez na tabela</text:p>
      <text:p text:style-name="P84"/>
      <text:p text:style-name="P85">logo, vamos criar uma variável com o nome “média” <text:s/>- 7min</text:p>
      <text:p text:style-name="P85"/>
      <text:p text:style-name="P57"><text:span text:style-name="T32">const</text:span> <text:span text:style-name="T36">media</text:span> = <text:span text:style-name="T15">somaDasNotas</text:span> / <text:span text:style-name="T36">notas</text:span>.<text:span text:style-name="T15">length</text:span></text:p>
      <text:p text:style-name="P41"/>
      <text:p text:style-name="P85">e colocamos essa variável média pra ser executada ao invés de somaDasNotas</text:p>
      <text:p text:style-name="P85"/>
      <text:p text:style-name="P57"><text:span text:style-name="T32">function</text:span> <text:span text:style-name="T41">atualizaMediaFinal</text:span>() {</text:p>
      <text:p text:style-name="P41"><text:span text:style-name="T32">let</text:span>  <text:span text:style-name="T15">somaDasNotas</text:span> = <text:span text:style-name="T28">0</text:span></text:p>
      <text:p text:style-name="P63"/>
      <text:p text:style-name="P41"><text:span text:style-name="T57">for</text:span> (<text:span text:style-name="T32">let</text:span> <text:span text:style-name="T15">i</text:span> = <text:span text:style-name="T28">0</text:span>; <text:span text:style-name="T15">i</text:span> &lt; <text:span text:style-name="T36">notas</text:span>.<text:span text:style-name="T15">length</text:span>; <text:span text:style-name="T15">i</text:span>++) {</text:p>
      <text:p text:style-name="P59">    <text:span text:style-name="T17">somaDasNotas</text:span><text:span text:style-name="T6"> += </text:span><text:span text:style-name="T37">notas</text:span><text:span text:style-name="T6"> [</text:span><text:span text:style-name="T17">i</text:span><text:span text:style-name="T6">]</text:span></text:p>
      <text:p text:style-name="P41">}</text:p>
      <text:p text:style-name="P63"/>
      <text:p text:style-name="P41"><text:span text:style-name="T32">const</text:span> <text:span text:style-name="T36">media</text:span> = <text:span text:style-name="T15">somaDasNotas</text:span> / <text:span text:style-name="T36">notas</text:span>.<text:span text:style-name="T15">length</text:span></text:p>
      <text:p text:style-name="P63"/>
      <text:p text:style-name="P59">    <text:span text:style-name="T17">console</text:span><text:span text:style-name="T6">.</text:span><text:span text:style-name="T42">log</text:span><text:span text:style-name="T6">(</text:span><text:span text:style-name="T17">medias</text:span><text:span text:style-name="T6">)</text:span></text:p>
      <text:p text:style-name="P41">}</text:p>
      <text:p text:style-name="P85"/>
      <text:p text:style-name="P85"/>
      <text:p text:style-name="P37">»<text:span text:style-name="T62">Agora sim, ao fazermos o teste, o console (em inspecionar) está me apontando</text:span></text:p>
      <text:p text:style-name="P38">a média</text:p>
      <text:p text:style-name="P39">===================</text:p>
      <text:p text:style-name="P39"/>
      <text:p text:style-name="P70">Agora vamos separar a responsabilidade de <text:span text:style-name="T63">calcular</text:span> a média</text:p>
      <text:p text:style-name="P71">da responsabilidade de alterar o conteúdo do html</text:p>
      <text:p text:style-name="P71">Então separaremos essa lógica que escrevemos, colocaremos em outra função</text:p>
      <text:p text:style-name="P71">E fizemos mais algumas alterações » ver mais 8min</text:p>
      <text:p text:style-name="P71"/>
      <text:p text:style-name="P58"><text:span text:style-name="T32">function</text:span> <text:span text:style-name="T41">atualizaMediaFinal</text:span>() {</text:p>
      <text:p text:style-name="P59">    <text:span text:style-name="T33">const</text:span><text:span text:style-name="T6"> </text:span><text:span text:style-name="T37">mediaFinal</text:span><text:span text:style-name="T6"> = </text:span><text:span text:style-name="T42">calculaMediaFinal</text:span><text:span text:style-name="T6">()</text:span></text:p>
      <text:p text:style-name="P63"/>
      <text:p text:style-name="P59">    <text:span text:style-name="T17">console</text:span><text:span text:style-name="T6">.</text:span><text:span text:style-name="T42">log</text:span><text:span text:style-name="T6">(</text:span><text:span text:style-name="T17">media</text:span><text:span text:style-name="T6">)</text:span></text:p>
      <text:p text:style-name="P41">}</text:p>
      <text:p text:style-name="P63"/>
      <text:p text:style-name="P41"><text:span text:style-name="T32">function</text:span> <text:span text:style-name="T41">calculaMediaFinal</text:span>() {</text:p>
      <text:p text:style-name="P59">    <text:span text:style-name="T33">let</text:span><text:span text:style-name="T6">  </text:span><text:span text:style-name="T17">somaDasNotas</text:span><text:span text:style-name="T6"> = </text:span><text:span text:style-name="T29">0</text:span></text:p>
      <text:p text:style-name="P63"/>
      <text:p text:style-name="P59"><text:soft-page-break/>    <text:span text:style-name="T58">for</text:span><text:span text:style-name="T6"> (</text:span><text:span text:style-name="T33">let</text:span><text:span text:style-name="T6"> </text:span><text:span text:style-name="T17">i</text:span><text:span text:style-name="T6"> = </text:span><text:span text:style-name="T29">0</text:span><text:span text:style-name="T6">; </text:span><text:span text:style-name="T17">i</text:span><text:span text:style-name="T6"> &lt; </text:span><text:span text:style-name="T37">notas</text:span><text:span text:style-name="T6">.</text:span><text:span text:style-name="T17">length</text:span><text:span text:style-name="T6">; </text:span><text:span text:style-name="T17">i</text:span><text:span text:style-name="T6">++) {</text:span></text:p>
      <text:p text:style-name="P59">        <text:span text:style-name="T17">somaDasNotas</text:span><text:span text:style-name="T6"> += </text:span><text:span text:style-name="T37">notas</text:span><text:span text:style-name="T6"> [</text:span><text:span text:style-name="T17">i</text:span><text:span text:style-name="T6">]</text:span></text:p>
      <text:p text:style-name="P59">    <text:span text:style-name="T6">}</text:span></text:p>
      <text:p text:style-name="P59">    </text:p>
      <text:p text:style-name="P59">    <text:span text:style-name="T58">return</text:span><text:span text:style-name="T6"> </text:span><text:span text:style-name="T17">somaDasNotas</text:span><text:span text:style-name="T6"> / </text:span><text:span text:style-name="T37">notas</text:span><text:span text:style-name="T6">.</text:span><text:span text:style-name="T17">length</text:span></text:p>
      <text:p text:style-name="P41">}</text:p>
      <text:p text:style-name="P71"/>
      <text:p text:style-name="P71">====================</text:p>
      <text:p text:style-name="P73"><text:span text:style-name="T5">Agora precisamos externalizar esse resultado para o html – </text:span><text:span text:style-name="T9">8min (</text:span><text:span text:style-name="T10">ver detalhes)</text:span></text:p>
      <text:p text:style-name="P92"/>
      <text:p text:style-name="P58"><text:span text:style-name="T35">function</text:span><text:span text:style-name="T64"> </text:span><text:span text:style-name="T43">atualizaMediaFinal</text:span><text:span text:style-name="T64">() {</text:span></text:p>
      <text:p text:style-name="P59">    <text:span text:style-name="T33">const</text:span><text:span text:style-name="T6"> </text:span><text:span text:style-name="T37">mediaFinal</text:span><text:span text:style-name="T6"> = </text:span><text:span text:style-name="T42">calculaMediaFinal</text:span><text:span text:style-name="T6">()</text:span></text:p>
      <text:p text:style-name="P63"/>
      <text:p text:style-name="P59">    <text:span text:style-name="T17">document</text:span><text:span text:style-name="T6">.</text:span><text:span text:style-name="T42">getElementById</text:span><text:span text:style-name="T6">(</text:span><text:span text:style-name="T23">'media-final-valor'</text:span><text:span text:style-name="T6">).</text:span><text:span text:style-name="T17">innerHTML</text:span><text:span text:style-name="T6"> = </text:span><text:span text:style-name="T37">mediaFinal</text:span></text:p>
      <text:p text:style-name="P59">    <text:span text:style-name="T17">document</text:span><text:span text:style-name="T6">.</text:span><text:span text:style-name="T42">getElementById</text:span><text:span text:style-name="T6">(</text:span><text:span text:style-name="T23">'media-final-resultado'</text:span><text:span text:style-name="T6">).</text:span><text:span text:style-name="T17">innerHTML</text:span><text:span text:style-name="T6"> = </text:span><text:span text:style-name="T37">mediaFinal</text:span><text:span text:style-name="T6"> &gt;= </text:span><text:span text:style-name="T29">7</text:span><text:span text:style-name="T6"> ? </text:span><text:span text:style-name="T23">'Aprovado'</text:span><text:span text:style-name="T6"> : </text:span><text:span text:style-name="T23">'Reprovado'</text:span></text:p>
      <text:p text:style-name="P63"/>
      <text:p text:style-name="P41">}</text:p>
      <text:p text:style-name="P92"/>
      <text:p text:style-name="P92">-----</text:p>
      <text:p text:style-name="P92"/>
      <text:p text:style-name="P93"><text:span text:style-name="T10">1</text:span><text:span text:style-name="T5">4min..</text:span></text:p>
      <text:p text:style-name="P94"><text:span text:style-name="T5">resolvendo bug que deixa adicionar uma atividade igual</text:span></text:p>
      <text:p text:style-name="P94"><text:span text:style-name="T5"/></text:p>
      <text:p text:style-name="P95"><text:span text:style-name="T5">vamos criar um if e verificar se essa atividade já existe</text:span></text:p>
      <text:p text:style-name="P97"><text:span text:style-name="T11">no nosso array de atividades </text:span><text:span text:style-name="T34">const</text:span><text:span text:style-name="T49"> </text:span><text:span text:style-name="T38">atividades</text:span><text:span text:style-name="T49"> = []</text:span></text:p>
      <text:p text:style-name="P96"><text:span text:style-name="T5">se ela não existir, podemos adicionar ela</text:span></text:p>
      <text:p text:style-name="P96"><text:span text:style-name="T5"/></text:p>
      <text:p text:style-name="P96"><text:span text:style-name="T5">para isso, vamos usar uma propriedade chamada </text:span><text:span text:style-name="T13">includes</text:span></text:p>
      <text:p text:style-name="P96"><text:span text:style-name="T13"/></text:p>
      <text:p text:style-name="P102"><text:span text:style-name="T57">if</text:span>(<text:span text:style-name="T36">atividades</text:span>.<text:span text:style-name="T41">includes</text:span>(<text:span text:style-name="T36">inputNomeAtividade</text:span>.<text:span text:style-name="T15">value</text:span>)) {</text:p>
      <text:p text:style-name="P59">            <text:span text:style-name="T42">alert</text:span><text:span text:style-name="T6">(</text:span><text:span text:style-name="T23">`A atividade</text:span><text:span text:style-name="T33">${</text:span><text:span text:style-name="T37">inputNomeAtividade</text:span><text:span text:style-name="T6">.</text:span><text:span text:style-name="T17">value</text:span><text:span text:style-name="T33">}</text:span><text:span text:style-name="T23"> já foi inserida`</text:span><text:span text:style-name="T6">)</text:span></text:p>
      <text:p text:style-name="P59">    <text:span text:style-name="T6">}</text:span></text:p>
      <text:p text:style-name="P96"><text:span text:style-name="T13"/></text:p>
      <text:p text:style-name="P96"><text:span text:style-name="T13"/></text:p>
      <text:p text:style-name="P96"><text:span text:style-name="T13"/></text:p>
      <text:p text:style-name="P94"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889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1T15:41:37.101000000</meta:creation-date>
    <dc:date>2023-04-13T18:03:58.873000000</dc:date>
    <meta:editing-duration>P7DT12H27M23S</meta:editing-duration>
    <meta:editing-cycles>922</meta:editing-cycles>
    <meta:generator>LibreOffice/7.0.4.2$Windows_X86_64 LibreOffice_project/dcf040e67528d9187c66b2379df5ea4407429775</meta:generator>
    <meta:document-statistic meta:table-count="0" meta:image-count="0" meta:object-count="0" meta:page-count="8" meta:paragraph-count="230" meta:word-count="1235" meta:character-count="8618" meta:non-whitespace-character-count="7379"/>
  </office:meta>
</office:document-meta>
</file>